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'Andale Mono', 'lucida console'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officeooo:paragraph-rsid="0017bcd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size="11pt" officeooo:rsid="0015b5c2" officeooo:paragraph-rsid="0017bcdb" style:font-size-asian="11pt" style:font-size-complex="11pt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size="11pt" officeooo:rsid="0015b5c2" officeooo:paragraph-rsid="0019b846" style:font-size-asian="11pt" style:font-size-complex="11pt"/>
    </style:style>
    <style:style style:name="P4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size="11pt" officeooo:rsid="0015b5c2" officeooo:paragraph-rsid="001e15b8" style:font-size-asian="11pt" style:font-size-complex="11pt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size="11pt" officeooo:rsid="0015b5c2" officeooo:paragraph-rsid="001e83d4" style:font-size-asian="11pt" style:font-size-complex="11pt"/>
    </style:style>
    <style:style style:name="P6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variant="normal" fo:text-transform="none" fo:color="#000000" style:font-name="Menlo" fo:font-size="11pt" fo:letter-spacing="normal" fo:font-style="normal" fo:font-weight="normal" officeooo:rsid="0015b5c2" officeooo:paragraph-rsid="0015b5c2" style:font-size-asian="11pt" style:font-weight-asian="normal" style:font-size-complex="11pt" style:font-weight-complex="normal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variant="normal" fo:text-transform="none" fo:color="#000000" style:font-name="Menlo" fo:font-size="11pt" fo:letter-spacing="normal" fo:font-style="normal" fo:font-weight="normal" officeooo:rsid="001e15b8" officeooo:paragraph-rsid="001e15b8" style:font-size-asian="11pt" style:font-weight-asian="normal" style:font-size-complex="11pt" style:font-weight-complex="normal"/>
    </style:style>
    <style:style style:name="P8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variant="normal" fo:text-transform="none" fo:color="#000000" style:font-name="Menlo" fo:font-size="11pt" fo:letter-spacing="normal" fo:font-style="normal" fo:font-weight="normal" officeooo:rsid="0025b54b" officeooo:paragraph-rsid="0025b54b" style:font-size-asian="11pt" style:font-weight-asian="normal" style:font-size-complex="11pt" style:font-weight-complex="normal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officeooo:paragraph-rsid="0017bcdb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officeooo:paragraph-rsid="0019b846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officeooo:paragraph-rsid="001e15b8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officeooo:paragraph-rsid="001e83d4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officeooo:paragraph-rsid="001fc8ea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officeooo:paragraph-rsid="0023b9c4"/>
    </style:style>
    <style:style style:name="P16" style:family="paragraph" style:parent-style-name="Preformatted_20_Text">
      <style:paragraph-properties fo:margin-left="0in" fo:margin-right="0in" fo:margin-top="0in" fo:margin-bottom="0in" style:contextual-spacing="false" style:line-height-at-least="0.198in" fo:text-align="start" style:justify-single-word="false" fo:widows="1" fo:text-indent="0in" style:auto-text-indent="false" fo:padding="0in" fo:border="none"/>
      <style:text-properties officeooo:paragraph-rsid="001e15b8"/>
    </style:style>
    <style:style style:name="P17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size="11pt" officeooo:rsid="0015b5c2" officeooo:paragraph-rsid="00261e03" style:font-size-asian="11pt" style:font-size-complex="11pt"/>
    </style:style>
    <style:style style:name="P18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officeooo:paragraph-rsid="00261e03"/>
    </style:style>
    <style:style style:name="P19" style:family="paragraph" style:parent-style-name="Preformatted_20_Text">
      <style:paragraph-properties fo:margin-left="0in" fo:margin-right="0in" fo:margin-top="0in" fo:margin-bottom="0.1965in" style:contextual-spacing="false" style:line-height-at-least="0.198in" fo:text-align="center" style:justify-single-word="false" fo:widows="1" fo:text-indent="0in" style:auto-text-indent="false" fo:padding-left="0.1874in" fo:padding-right="0.0626in" fo:padding-top="0.0193in" fo:padding-bottom="0.0193in" fo:border="0.06pt solid #e2e2da"/>
      <style:text-properties fo:font-variant="normal" fo:text-transform="none" fo:color="#000000" style:font-name="Menlo" fo:font-size="11pt" fo:letter-spacing="normal" fo:font-style="normal" fo:font-weight="normal" officeooo:rsid="001e15b8" officeooo:paragraph-rsid="00261e03" style:font-size-asian="11pt" style:font-weight-asian="normal" style:font-size-complex="11pt" style:font-weight-complex="normal"/>
    </style:style>
    <style:style style:name="P20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variant="normal" fo:text-transform="none" fo:color="#000000" style:font-name="Menlo" fo:font-size="11pt" fo:letter-spacing="normal" fo:font-style="normal" fo:font-weight="normal" officeooo:rsid="001e15b8" officeooo:paragraph-rsid="00261e03" style:font-size-asian="11pt" style:font-weight-asian="normal" style:font-size-complex="11pt" style:font-weight-complex="normal"/>
    </style:style>
    <style:style style:name="P21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variant="normal" fo:text-transform="none" fo:color="#000000" style:font-name="Menlo" fo:font-size="11pt" fo:letter-spacing="normal" fo:font-style="normal" fo:font-weight="normal" officeooo:rsid="0015b5c2" officeooo:paragraph-rsid="00261e03" style:font-size-asian="11pt" style:font-weight-asian="normal" style:font-size-complex="11pt" style:font-weight-complex="normal"/>
    </style:style>
    <style:style style:name="P22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variant="normal" fo:text-transform="none" fo:color="#000000" style:font-name="Menlo" fo:font-size="11pt" fo:letter-spacing="normal" fo:font-style="normal" fo:font-weight="normal" officeooo:rsid="0025b54b" officeooo:paragraph-rsid="00261e03" style:font-size-asian="11pt" style:font-weight-asian="normal" style:font-size-complex="11pt" style:font-weight-complex="normal"/>
    </style:style>
    <style:style style:name="P23" style:family="paragraph" style:parent-style-name="Preformatted_20_Text">
      <style:paragraph-properties fo:margin-left="0in" fo:margin-right="0in" fo:margin-top="0in" fo:margin-bottom="0in" style:contextual-spacing="false" style:line-height-at-least="0.198in" fo:text-align="start" style:justify-single-word="false" fo:widows="1" fo:text-indent="0in" style:auto-text-indent="false" fo:padding="0in" fo:border="none"/>
      <style:text-properties officeooo:paragraph-rsid="00261e03"/>
    </style:style>
    <style:style style:name="P24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officeooo:paragraph-rsid="00261e03"/>
    </style:style>
    <style:style style:name="T1" style:family="text">
      <style:text-properties fo:font-variant="normal" fo:text-transform="none" fo:color="#000000" style:font-name="Consolas" fo:font-size="9.75pt" fo:letter-spacing="normal" fo:font-style="normal" fo:font-weight="normal" fo:background-color="#eeeeee" loext:char-shading-value="0" style:font-weight-asian="normal" style:font-weight-complex="normal" fo:padding="0in" fo:border="none"/>
    </style:style>
    <style:style style:name="T2" style:family="text">
      <style:text-properties fo:font-variant="normal" fo:text-transform="none" fo:color="#000000" style:font-name="Consolas" fo:font-size="9.75pt" fo:letter-spacing="normal" fo:font-style="normal" fo:font-weight="normal" officeooo:rsid="0018e585" fo:background-color="#eeeeee" loext:char-shading-value="0" style:font-weight-asian="normal" style:font-weight-complex="normal" fo:padding="0in" fo:border="none"/>
    </style:style>
    <style:style style:name="T3" style:family="text">
      <style:text-properties fo:font-variant="normal" fo:text-transform="none" fo:color="#000000" style:font-name="Consolas" fo:font-size="9.75pt" fo:letter-spacing="normal" fo:font-style="normal" fo:font-weight="normal" officeooo:rsid="0019b846" fo:background-color="#eeeeee" loext:char-shading-value="0" style:font-weight-asian="normal" style:font-weight-complex="normal" fo:padding="0in" fo:border="none"/>
    </style:style>
    <style:style style:name="T4" style:family="text">
      <style:text-properties fo:font-variant="normal" fo:text-transform="none" fo:color="#000000" style:font-name="Consolas" fo:font-size="9.75pt" fo:letter-spacing="normal" fo:font-style="normal" fo:font-weight="normal" officeooo:rsid="001e15b8" fo:background-color="#eeeeee" loext:char-shading-value="0" style:font-weight-asian="normal" style:font-weight-complex="normal" fo:padding="0in" fo:border="none"/>
    </style:style>
    <style:style style:name="T5" style:family="text">
      <style:text-properties fo:font-variant="normal" fo:text-transform="none" fo:color="#000000" style:font-name="Consolas" fo:font-size="9.75pt" fo:letter-spacing="normal" fo:font-style="normal" fo:font-weight="normal" officeooo:rsid="001e83d4" fo:background-color="#eeeeee" loext:char-shading-value="0" style:font-weight-asian="normal" style:font-weight-complex="normal" fo:padding="0in" fo:border="none"/>
    </style:style>
    <style:style style:name="T6" style:family="text">
      <style:text-properties fo:font-variant="normal" fo:text-transform="none" fo:color="#000000" style:font-name="Consolas" fo:font-size="9.75pt" fo:letter-spacing="normal" fo:font-style="normal" fo:font-weight="normal" officeooo:rsid="001fc8ea" fo:background-color="#eeeeee" loext:char-shading-value="0" style:font-weight-asian="normal" style:font-weight-complex="normal" fo:padding="0in" fo:border="none"/>
    </style:style>
    <style:style style:name="T7" style:family="text">
      <style:text-properties fo:font-variant="normal" fo:text-transform="none" fo:color="#000000" style:font-name="Consolas" fo:font-size="9.75pt" fo:letter-spacing="normal" fo:font-style="normal" fo:font-weight="normal" officeooo:rsid="001ff4b6" fo:background-color="#eeeeee" loext:char-shading-value="0" style:font-weight-asian="normal" style:font-weight-complex="normal" fo:padding="0in" fo:border="none"/>
    </style:style>
    <style:style style:name="T8" style:family="text">
      <style:text-properties fo:font-variant="normal" fo:text-transform="none" fo:color="#000000" style:font-name="Consolas" fo:font-size="9.75pt" fo:letter-spacing="normal" fo:font-style="normal" fo:font-weight="normal" officeooo:rsid="0023b9c4" fo:background-color="#eeeeee" loext:char-shading-value="0" style:font-weight-asian="normal" style:font-weight-complex="normal" fo:padding="0in" fo:border="none"/>
    </style:style>
    <style:style style:name="T9" style:family="text">
      <style:text-properties fo:font-variant="normal" fo:text-transform="none" fo:color="#000000" style:font-name="Consolas" fo:font-size="9.75pt" fo:letter-spacing="normal" fo:font-style="normal" fo:font-weight="normal" officeooo:rsid="0023d372" fo:background-color="#eeeeee" loext:char-shading-value="0" style:font-weight-asian="normal" style:font-weight-complex="normal" fo:padding="0in" fo:border="none"/>
    </style:style>
    <style:style style:name="T10" style:family="text">
      <style:text-properties fo:font-variant="normal" fo:text-transform="none" fo:color="#000000" style:font-name="Consolas" fo:font-size="9.75pt" fo:letter-spacing="normal" fo:font-style="normal" fo:font-weight="normal" officeooo:rsid="00279ef3" fo:background-color="#eeeeee" loext:char-shading-value="0" style:font-weight-asian="normal" style:font-weight-complex="normal" fo:padding="0in" fo:border="none"/>
    </style:style>
    <style:style style:name="T11" style:family="text">
      <style:text-properties fo:font-variant="normal" fo:text-transform="none" fo:color="#000000" style:font-name="Consolas" fo:font-size="9.75pt" fo:letter-spacing="normal" fo:font-style="normal" fo:font-weight="normal" officeooo:rsid="0015b5c2" fo:background-color="#eeeeee" loext:char-shading-value="0" style:font-size-asian="11pt" style:font-weight-asian="normal" style:font-size-complex="11pt" style:font-weight-complex="normal" fo:padding="0in" fo:border="none"/>
    </style:style>
    <style:style style:name="T12" style:family="text">
      <style:text-properties fo:font-variant="normal" fo:text-transform="none" fo:color="#000000" style:font-name="Consolas" fo:font-size="9.75pt" fo:letter-spacing="normal" fo:font-style="normal" fo:font-weight="normal" officeooo:rsid="0017bcdb" fo:background-color="#eeeeee" loext:char-shading-value="0" style:font-size-asian="11pt" style:font-weight-asian="normal" style:font-size-complex="11pt" style:font-weight-complex="normal" fo:padding="0in" fo:border="none"/>
    </style:style>
    <style:style style:name="T13" style:family="text">
      <style:text-properties fo:font-variant="normal" fo:text-transform="none" fo:color="#000000" fo:letter-spacing="normal" fo:font-weight="normal" fo:background-color="#eeeeee" loext:char-shading-value="0" style:font-weight-asian="normal" style:font-weight-complex="normal" fo:padding="0in" fo:border="none"/>
    </style:style>
    <style:style style:name="T14" style:family="text">
      <style:text-properties fo:font-variant="normal" fo:text-transform="none" fo:color="#000000" fo:letter-spacing="normal" fo:font-weight="normal" officeooo:rsid="0017bcdb" fo:background-color="#eeeeee" loext:char-shading-value="0" style:font-weight-asian="normal" style:font-weight-complex="normal" fo:padding="0in" fo:border="none"/>
    </style:style>
    <style:style style:name="T15" style:family="text">
      <style:text-properties fo:font-variant="normal" fo:text-transform="none" fo:color="#000000" fo:letter-spacing="normal" fo:font-weight="normal" officeooo:rsid="0019b846" fo:background-color="#eeeeee" loext:char-shading-value="0" style:font-weight-asian="normal" style:font-weight-complex="normal" fo:padding="0in" fo:border="none"/>
    </style:style>
    <style:style style:name="T16" style:family="text">
      <style:text-properties fo:font-variant="normal" fo:text-transform="none" fo:color="#000000" fo:letter-spacing="normal" fo:font-weight="normal" officeooo:rsid="001e15b8" fo:background-color="#eeeeee" loext:char-shading-value="0" style:font-weight-asian="normal" style:font-weight-complex="normal" fo:padding="0in" fo:border="none"/>
    </style:style>
    <style:style style:name="T17" style:family="text">
      <style:text-properties fo:font-variant="normal" fo:text-transform="none" fo:color="#000000" fo:letter-spacing="normal" fo:font-weight="normal" officeooo:rsid="001e83d4" fo:background-color="#eeeeee" loext:char-shading-value="0" style:font-weight-asian="normal" style:font-weight-complex="normal" fo:padding="0in" fo:border="none"/>
    </style:style>
    <style:style style:name="T18" style:family="text">
      <style:text-properties fo:font-variant="normal" fo:text-transform="none" fo:color="#000000" fo:font-size="9.75pt" fo:letter-spacing="normal" fo:font-style="normal" fo:font-weight="normal" fo:background-color="#eeeeee" loext:char-shading-value="0" style:font-weight-asian="normal" style:font-weight-complex="normal" fo:padding="0in" fo:border="none"/>
    </style:style>
    <style:style style:name="T19" style:family="text">
      <style:text-properties fo:font-variant="normal" fo:text-transform="none" fo:color="#000000" fo:font-size="9.75pt" fo:letter-spacing="normal" fo:font-style="normal" fo:font-weight="normal" officeooo:rsid="001e15b8" fo:background-color="#eeeeee" loext:char-shading-value="0" style:font-weight-asian="normal" style:font-weight-complex="normal" fo:padding="0in" fo:border="none"/>
    </style:style>
    <style:style style:name="T20" style:family="text">
      <style:text-properties fo:font-variant="normal" fo:text-transform="none" fo:color="#000000" fo:font-size="9.75pt" fo:letter-spacing="normal" fo:font-style="normal" fo:font-weight="normal" officeooo:rsid="001e83d4" fo:background-color="#eeeeee" loext:char-shading-value="0" style:font-weight-asian="normal" style:font-weight-complex="normal" fo:padding="0in" fo:border="none"/>
    </style:style>
    <style:style style:name="T21" style:family="text">
      <style:text-properties officeooo:rsid="0025b5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ASDB SCHEMA</text:p>
      <text:p text:style-name="P20"/>
      <text:p text:style-name="P20">prasad@p:~$ mysql -u root -p </text:p>
      <text:p text:style-name="P20">Enter password: <text:span text:style-name="T21">tiger</text:span></text:p>
      <text:p text:style-name="P21">grant all on casdb.* to 'casuser' identified by 'usercas';</text:p>
      <text:p text:style-name="P21">use casdb;</text:p>
      <text:p text:style-name="P22">(username:casuser, password:usercas)</text:p>
      <text:p text:style-name="P18"><text:span text:style-name="Source_20_Text"><text:span text:style-name="T11">create table if not exists </text:span></text:span><text:span text:style-name="Source_20_Text"><text:span text:style-name="T12">user</text:span></text:span></text:p>
      <text:p text:style-name="P18"><text:span text:style-name="Source_20_Text"><text:span text:style-name="T1">(</text:span></text:span></text:p>
      <text:p text:style-name="P24"><text:span text:style-name="Source_20_Text"><text:span text:style-name="T13"><text:s text:c="4"/></text:span></text:span><text:span text:style-name="Source_20_Text"><text:span text:style-name="T14">user_</text:span></text:span><text:span text:style-name="Source_20_Text"><text:span text:style-name="T1">id int not null auto_increment, </text:span></text:span></text:p>
      <text:p text:style-name="P24"><text:span text:style-name="Source_20_Text"><text:span text:style-name="T13"><text:s text:c="4"/></text:span></text:span><text:span text:style-name="Source_20_Text"><text:span text:style-name="T14">user_</text:span></text:span><text:span text:style-name="Source_20_Text"><text:span text:style-name="T1">name varchar(</text:span></text:span><text:span text:style-name="Source_20_Text"><text:span text:style-name="T4">3</text:span></text:span><text:span text:style-name="Source_20_Text"><text:span text:style-name="T1">0) not null, </text:span></text:span></text:p>
      <text:p text:style-name="P24"><text:span text:style-name="Source_20_Text"><text:span text:style-name="T13"><text:s text:c="4"/></text:span></text:span><text:span text:style-name="Source_20_Text"><text:span text:style-name="T15">user_</text:span></text:span><text:span text:style-name="Source_20_Text"><text:span text:style-name="T14">password</text:span></text:span><text:span text:style-name="Source_20_Text"><text:span text:style-name="T1"> varchar(30) not null, </text:span></text:span></text:p>
      <text:p text:style-name="P24"><text:span text:style-name="Source_20_Text"><text:span text:style-name="T13"><text:s text:c="4"/></text:span></text:span><text:span text:style-name="Source_20_Text"><text:span text:style-name="T15">user_</text:span></text:span><text:span text:style-name="Source_20_Text"><text:span text:style-name="T14">email_id</text:span></text:span><text:span text:style-name="Source_20_Text"><text:span text:style-name="T1"> varchar(</text:span></text:span><text:span text:style-name="Source_20_Text"><text:span text:style-name="T4">30</text:span></text:span><text:span text:style-name="Source_20_Text"><text:span text:style-name="T1">), </text:span></text:span></text:p>
      <text:p text:style-name="P24"><text:span text:style-name="Source_20_Text"><text:span text:style-name="T13"><text:s text:c="4"/></text:span></text:span><text:span text:style-name="Source_20_Text"><text:span text:style-name="T1">primary key (</text:span></text:span><text:span text:style-name="Source_20_Text"><text:span text:style-name="T2">user_</text:span></text:span><text:span text:style-name="Source_20_Text"><text:span text:style-name="T1">id)</text:span></text:span></text:p>
      <text:p text:style-name="P24"/>
      <text:p text:style-name="P24"><text:span text:style-name="Source_20_Text"><text:span text:style-name="T1">);</text:span></text:span></text:p>
      <text:p text:style-name="P24"/>
      <text:p text:style-name="P17"><text:span text:style-name="Source_20_Text"><text:span text:style-name="T1">create table if not exists </text:span></text:span><text:span text:style-name="Source_20_Text"><text:span text:style-name="T3">workbench</text:span></text:span></text:p>
      <text:p text:style-name="P24"><text:span text:style-name="Source_20_Text"><text:span text:style-name="T1">(</text:span></text:span></text:p>
      <text:p text:style-name="P24"><text:span text:style-name="Source_20_Text"><text:span text:style-name="T13"><text:s text:c="4"/></text:span></text:span><text:span text:style-name="Source_20_Text"><text:span text:style-name="T15">workbench_id</text:span></text:span><text:span text:style-name="Source_20_Text"><text:span text:style-name="T1"> int not null auto_increment, </text:span></text:span></text:p>
      <text:p text:style-name="P24"><text:span text:style-name="Source_20_Text"><text:span text:style-name="T13"><text:s text:c="4"/></text:span></text:span><text:span text:style-name="Source_20_Text"><text:span text:style-name="T16">workbench</text:span></text:span><text:span text:style-name="Source_20_Text"><text:span text:style-name="T14">_</text:span></text:span><text:span text:style-name="Source_20_Text"><text:span text:style-name="T1">name varchar(</text:span></text:span><text:span text:style-name="Source_20_Text"><text:span text:style-name="T4">3</text:span></text:span><text:span text:style-name="Source_20_Text"><text:span text:style-name="T1">0) not null, </text:span></text:span></text:p>
      <text:p text:style-name="P24"><text:span text:style-name="Source_20_Text"><text:span text:style-name="T13"><text:s text:c="4"/></text:span></text:span><text:span text:style-name="Source_20_Text"><text:span text:style-name="T16">workbench_desc</text:span></text:span><text:span text:style-name="Source_20_Text"><text:span text:style-name="T1"> varchar(</text:span></text:span><text:span text:style-name="Source_20_Text"><text:span text:style-name="T4">100</text:span></text:span><text:span text:style-name="Source_20_Text"><text:span text:style-name="T1">0), </text:span></text:span></text:p>
      <text:p text:style-name="P24"><text:span text:style-name="Source_20_Text"><text:span text:style-name="T6"><text:s text:c="8"/>user_</text:span></text:span><text:span text:style-name="Source_20_Text"><text:span text:style-name="T8">id</text:span></text:span><text:span text:style-name="Source_20_Text"><text:span text:style-name="T6"> int </text:span></text:span><text:span text:style-name="Source_20_Text"><text:span text:style-name="T8">not null</text:span></text:span><text:span text:style-name="Source_20_Text"><text:span text:style-name="T6">,</text:span></text:span></text:p>
      <text:p text:style-name="P24"><text:span text:style-name="Source_20_Text"><text:span text:style-name="T13"><text:s text:c="4"/></text:span></text:span><text:span text:style-name="Source_20_Text"><text:span text:style-name="T1">primary key (</text:span></text:span><text:span text:style-name="Source_20_Text"><text:span text:style-name="T4">workbench_</text:span></text:span><text:span text:style-name="Source_20_Text"><text:span text:style-name="T1">id),</text:span></text:span></text:p>
      <text:p text:style-name="P24"><text:span text:style-name="Source_20_Text"><text:span text:style-name="T13"><text:s text:c="4"/></text:span></text:span><text:span text:style-name="Source_20_Text"><text:span text:style-name="T1">foreign key (</text:span></text:span><text:span text:style-name="Source_20_Text"><text:span text:style-name="T4">user</text:span></text:span><text:span text:style-name="Source_20_Text"><text:span text:style-name="T7">_</text:span></text:span><text:span text:style-name="Source_20_Text"><text:span text:style-name="T9">id</text:span></text:span><text:span text:style-name="Source_20_Text"><text:span text:style-name="T1">) references user(</text:span></text:span><text:span text:style-name="Source_20_Text"><text:span text:style-name="T4">user</text:span></text:span><text:span text:style-name="Source_20_Text"><text:span text:style-name="T1">_id)</text:span></text:span></text:p>
      <text:p text:style-name="P24"><text:span text:style-name="Source_20_Text"><text:span text:style-name="T1">);</text:span></text:span></text:p>
      <text:p text:style-name="P24"/>
      <text:p text:style-name="P17"><text:span text:style-name="Source_20_Text"><text:span text:style-name="T1">create table if not exists </text:span></text:span><text:span text:style-name="Source_20_Text"><text:span text:style-name="T3">project</text:span></text:span></text:p>
      <text:p text:style-name="P24"><text:span text:style-name="Source_20_Text"><text:span text:style-name="T1">(</text:span></text:span></text:p>
      <text:p text:style-name="P24"><text:span text:style-name="Source_20_Text"><text:span text:style-name="T13"><text:s text:c="4"/></text:span></text:span><text:span text:style-name="Source_20_Text"><text:span text:style-name="T15">project_id</text:span></text:span><text:span text:style-name="Source_20_Text"><text:span text:style-name="T1"> int not null auto_increment, </text:span></text:span></text:p>
      <text:p text:style-name="P24"><text:span text:style-name="Source_20_Text"><text:span text:style-name="T13"><text:s text:c="4"/></text:span></text:span><text:span text:style-name="Source_20_Text"><text:span text:style-name="T16">project</text:span></text:span><text:span text:style-name="Source_20_Text"><text:span text:style-name="T14">_</text:span></text:span><text:span text:style-name="Source_20_Text"><text:span text:style-name="T1">name varchar(</text:span></text:span><text:span text:style-name="Source_20_Text"><text:span text:style-name="T4">3</text:span></text:span><text:span text:style-name="Source_20_Text"><text:span text:style-name="T1">0) not null, </text:span></text:span></text:p>
      <text:p text:style-name="P24"><text:span text:style-name="Source_20_Text"><text:span text:style-name="T13"><text:s text:c="4"/></text:span></text:span><text:span text:style-name="Source_20_Text"><text:span text:style-name="T16">project_desc</text:span></text:span><text:span text:style-name="Source_20_Text"><text:span text:style-name="T1"> varchar(</text:span></text:span><text:span text:style-name="Source_20_Text"><text:span text:style-name="T4">100</text:span></text:span><text:span text:style-name="Source_20_Text"><text:span text:style-name="T1">0), </text:span></text:span></text:p>
      <text:p text:style-name="P24"><text:span text:style-name="Source_20_Text"><text:span text:style-name="T13"><text:s text:c="4"/></text:span></text:span><text:span text:style-name="Source_20_Text"><text:span text:style-name="T15">workbench_id</text:span></text:span><text:span text:style-name="Source_20_Text"><text:span text:style-name="T1"> int not null,</text:span></text:span></text:p>
      <text:p text:style-name="P24"><text:span text:style-name="Source_20_Text"><text:span text:style-name="T13"><text:s text:c="4"/></text:span></text:span><text:span text:style-name="Source_20_Text"><text:span text:style-name="T1">primary key (</text:span></text:span><text:span text:style-name="Source_20_Text"><text:span text:style-name="T4">project_</text:span></text:span><text:span text:style-name="Source_20_Text"><text:span text:style-name="T1">id),</text:span></text:span></text:p>
      <text:p text:style-name="P24"><text:span text:style-name="Source_20_Text"><text:span text:style-name="T13"><text:s text:c="4"/></text:span></text:span><text:span text:style-name="Source_20_Text"><text:span text:style-name="T1">foreign key (</text:span></text:span><text:span text:style-name="Source_20_Text"><text:span text:style-name="T4">workbench</text:span></text:span><text:span text:style-name="Source_20_Text"><text:span text:style-name="T1">_id) references workbench(</text:span></text:span><text:span text:style-name="Source_20_Text"><text:span text:style-name="T4">workbench</text:span></text:span><text:span text:style-name="Source_20_Text"><text:span text:style-name="T1">_id)</text:span></text:span></text:p>
      <text:p text:style-name="P23"><text:span text:style-name="Source_20_Text"><text:span text:style-name="T3">);</text:span></text:span></text:p>
      <text:p text:style-name="P23"><text:span text:style-name="Source_20_Text"><text:span text:style-name="T3"/></text:span></text:p>
      <text:p text:style-name="P17"><text:span text:style-name="Source_20_Text"><text:span text:style-name="T1">create table if not exists </text:span></text:span><text:span text:style-name="Source_20_Text"><text:span text:style-name="T4">server</text:span></text:span></text:p>
      <text:p text:style-name="P24"><text:span text:style-name="Source_20_Text"><text:span text:style-name="T1">(</text:span></text:span></text:p>
      <text:p text:style-name="P24"><text:soft-page-break/><text:span text:style-name="Source_20_Text"><text:span text:style-name="T13"><text:s text:c="4"/></text:span></text:span><text:span text:style-name="Source_20_Text"><text:span text:style-name="T16">server</text:span></text:span><text:span text:style-name="Source_20_Text"><text:span text:style-name="T15">_id</text:span></text:span><text:span text:style-name="Source_20_Text"><text:span text:style-name="T1"> int not null auto_increment, </text:span></text:span></text:p>
      <text:p text:style-name="P24"><text:span text:style-name="Source_20_Text"><text:span text:style-name="T13"><text:s text:c="4"/></text:span></text:span><text:span text:style-name="Source_20_Text"><text:span text:style-name="T16">server</text:span></text:span><text:span text:style-name="Source_20_Text"><text:span text:style-name="T14">_</text:span></text:span><text:span text:style-name="Source_20_Text"><text:span text:style-name="T1">name varchar(</text:span></text:span><text:span text:style-name="Source_20_Text"><text:span text:style-name="T4">3</text:span></text:span><text:span text:style-name="Source_20_Text"><text:span text:style-name="T1">0) not null, </text:span></text:span></text:p>
      <text:p text:style-name="P24"><text:span text:style-name="Source_20_Text"><text:span text:style-name="T13"><text:s text:c="4"/></text:span></text:span><text:span text:style-name="Source_20_Text"><text:span text:style-name="T16">server_username</text:span></text:span><text:span text:style-name="Source_20_Text"><text:span text:style-name="T1"> varchar(30) not null,</text:span></text:span></text:p>
      <text:p text:style-name="P24"><text:span text:style-name="Source_20_Text"><text:span text:style-name="T13"><text:s text:c="4"/></text:span></text:span><text:span text:style-name="Source_20_Text"><text:span text:style-name="T16">server_</text:span></text:span><text:span text:style-name="Source_20_Text"><text:span text:style-name="T14">password</text:span></text:span><text:span text:style-name="Source_20_Text"><text:span text:style-name="T1"> varchar(30) not null, </text:span></text:span></text:p>
      <text:p text:style-name="P24"><text:span text:style-name="Source_20_Text"><text:span text:style-name="T13"><text:s text:c="4"/></text:span></text:span><text:span text:style-name="Source_20_Text"><text:span text:style-name="T16">server_ipaddress</text:span></text:span><text:span text:style-name="Source_20_Text"><text:span text:style-name="T1"> varchar(30) not null, </text:span></text:span></text:p>
      <text:p text:style-name="P24"><text:span text:style-name="Source_20_Text"><text:span text:style-name="T13"><text:s text:c="4"/></text:span></text:span><text:span text:style-name="Source_20_Text"><text:span text:style-name="T16">server_logfile_path</text:span></text:span><text:span text:style-name="Source_20_Text"><text:span text:style-name="T1"> varchar(30), </text:span></text:span></text:p>
      <text:p text:style-name="P24"><text:span text:style-name="Source_20_Text"><text:span text:style-name="T13"><text:s text:c="4"/></text:span></text:span><text:span text:style-name="Source_20_Text"><text:span text:style-name="T16">server_type</text:span></text:span><text:span text:style-name="Source_20_Text"><text:span text:style-name="T1"> varchar(</text:span></text:span><text:span text:style-name="Source_20_Text"><text:span text:style-name="T4">30</text:span></text:span><text:span text:style-name="Source_20_Text"><text:span text:style-name="T1">), </text:span></text:span></text:p>
      <text:p text:style-name="P24"><text:span text:style-name="Source_20_Text"><text:span text:style-name="T13"><text:s text:c="4"/></text:span></text:span><text:span text:style-name="Source_20_Text"><text:span text:style-name="T19">server_status</text:span></text:span><text:span text:style-name="Source_20_Text"><text:span text:style-name="T1"> varchar(</text:span></text:span><text:span text:style-name="Source_20_Text"><text:span text:style-name="T4">30</text:span></text:span><text:span text:style-name="Source_20_Text"><text:span text:style-name="T1">), </text:span></text:span></text:p>
      <text:p text:style-name="P24"><text:span text:style-name="Source_20_Text"><text:span text:style-name="T13"><text:s text:c="4"/></text:span></text:span><text:span text:style-name="Source_20_Text"><text:span text:style-name="T15">project_id</text:span></text:span><text:span text:style-name="Source_20_Text"><text:span text:style-name="T1"> int not null,</text:span></text:span></text:p>
      <text:p text:style-name="P24"><text:s text:c="4"/><text:span text:style-name="Source_20_Text"><text:span text:style-name="T1">primary key (</text:span></text:span><text:span text:style-name="Source_20_Text"><text:span text:style-name="T4">server_</text:span></text:span><text:span text:style-name="Source_20_Text"><text:span text:style-name="T1">id),</text:span></text:span></text:p>
      <text:p text:style-name="P24"><text:span text:style-name="Source_20_Text"><text:span text:style-name="T13"><text:s text:c="4"/></text:span></text:span><text:span text:style-name="Source_20_Text"><text:span text:style-name="T1">foreign key (</text:span></text:span><text:span text:style-name="Source_20_Text"><text:span text:style-name="T4">project</text:span></text:span><text:span text:style-name="Source_20_Text"><text:span text:style-name="T1">_id) references </text:span></text:span><text:span text:style-name="Source_20_Text"><text:span text:style-name="T4">project</text:span></text:span><text:span text:style-name="Source_20_Text"><text:span text:style-name="T1">(</text:span></text:span><text:span text:style-name="Source_20_Text"><text:span text:style-name="T4">project</text:span></text:span><text:span text:style-name="Source_20_Text"><text:span text:style-name="T1">_id)</text:span></text:span></text:p>
      <text:p text:style-name="P24"><text:span text:style-name="Source_20_Text"><text:span text:style-name="T1">);</text:span></text:span></text:p>
      <text:p text:style-name="P24"/>
      <text:p text:style-name="P24"/>
      <text:p text:style-name="P24"/>
      <text:p text:style-name="P17"><text:span text:style-name="Source_20_Text"><text:span text:style-name="T1">create table if not exists </text:span></text:span><text:span text:style-name="Source_20_Text"><text:span text:style-name="T5">config</text:span></text:span></text:p>
      <text:p text:style-name="P24"><text:span text:style-name="Source_20_Text"><text:span text:style-name="T1">(</text:span></text:span></text:p>
      <text:p text:style-name="P24"><text:span text:style-name="Source_20_Text"><text:span text:style-name="T13"><text:s text:c="4"/></text:span></text:span><text:span text:style-name="Source_20_Text"><text:span text:style-name="T17">config</text:span></text:span><text:span text:style-name="Source_20_Text"><text:span text:style-name="T15">_id</text:span></text:span><text:span text:style-name="Source_20_Text"><text:span text:style-name="T1"> int not null auto_increment, </text:span></text:span></text:p>
      <text:p text:style-name="P24"><text:span text:style-name="Source_20_Text"><text:span text:style-name="T13"><text:s text:c="4"/></text:span></text:span><text:span text:style-name="Source_20_Text"><text:span text:style-name="T17">config</text:span></text:span><text:span text:style-name="Source_20_Text"><text:span text:style-name="T14">_</text:span></text:span><text:span text:style-name="Source_20_Text"><text:span text:style-name="T1">name varchar(</text:span></text:span><text:span text:style-name="Source_20_Text"><text:span text:style-name="T4">3</text:span></text:span><text:span text:style-name="Source_20_Text"><text:span text:style-name="T1">0) not null, </text:span></text:span></text:p>
      <text:p text:style-name="P24"><text:span text:style-name="Source_20_Text"><text:span text:style-name="T1"><text:s text:c="8"/></text:span></text:span><text:span text:style-name="Source_20_Text"><text:span text:style-name="T5">config</text:span></text:span><text:span text:style-name="Source_20_Text"><text:span text:style-name="T19">_desc</text:span></text:span><text:span text:style-name="Source_20_Text"><text:span text:style-name="T1"> varchar(</text:span></text:span><text:span text:style-name="Source_20_Text"><text:span text:style-name="T4">100</text:span></text:span><text:span text:style-name="Source_20_Text"><text:span text:style-name="T1">0), </text:span></text:span></text:p>
      <text:p text:style-name="P24"><text:span text:style-name="Source_20_Text"><text:span text:style-name="T13"><text:s text:c="4"/></text:span></text:span><text:span text:style-name="Source_20_Text"><text:span text:style-name="T17">config</text:span></text:span><text:span text:style-name="Source_20_Text"><text:span text:style-name="T16">_file_path</text:span></text:span><text:span text:style-name="Source_20_Text"><text:span text:style-name="T1"> varchar(30) not null,</text:span></text:span></text:p>
      <text:p text:style-name="P24"><text:span text:style-name="Source_20_Text"><text:span text:style-name="T18"><text:s text:c="4"/></text:span></text:span><text:span text:style-name="Source_20_Text"><text:span text:style-name="T20">config</text:span></text:span><text:span text:style-name="Source_20_Text"><text:span text:style-name="T19">_status</text:span></text:span><text:span text:style-name="Source_20_Text"><text:span text:style-name="T1"> varchar(</text:span></text:span><text:span text:style-name="Source_20_Text"><text:span text:style-name="T4">30</text:span></text:span><text:span text:style-name="Source_20_Text"><text:span text:style-name="T1">), </text:span></text:span></text:p>
      <text:p text:style-name="P24"><text:span text:style-name="Source_20_Text"><text:span text:style-name="T13"><text:s text:c="4"/></text:span></text:span><text:span text:style-name="Source_20_Text"><text:span text:style-name="T16">server</text:span></text:span><text:span text:style-name="Source_20_Text"><text:span text:style-name="T15">_id</text:span></text:span><text:span text:style-name="Source_20_Text"><text:span text:style-name="T1"> int not null,</text:span></text:span></text:p>
      <text:p text:style-name="P24"><text:s text:c="4"/><text:span text:style-name="Source_20_Text"><text:span text:style-name="T1">primary key (</text:span></text:span><text:span text:style-name="Source_20_Text"><text:span text:style-name="T5">config</text:span></text:span><text:span text:style-name="Source_20_Text"><text:span text:style-name="T4">_</text:span></text:span><text:span text:style-name="Source_20_Text"><text:span text:style-name="T1">id),</text:span></text:span></text:p>
      <text:p text:style-name="P24"><text:span text:style-name="Source_20_Text"><text:span text:style-name="T13"><text:s text:c="4"/></text:span></text:span><text:span text:style-name="Source_20_Text"><text:span text:style-name="T1">foreign key (</text:span></text:span><text:span text:style-name="Source_20_Text"><text:span text:style-name="T5">server</text:span></text:span><text:span text:style-name="Source_20_Text"><text:span text:style-name="T1">_id) references </text:span></text:span><text:span text:style-name="Source_20_Text"><text:span text:style-name="T5">server</text:span></text:span><text:span text:style-name="Source_20_Text"><text:span text:style-name="T1">(</text:span></text:span><text:span text:style-name="Source_20_Text"><text:span text:style-name="T5">server</text:span></text:span><text:span text:style-name="Source_20_Text"><text:span text:style-name="T1">_id)</text:span></text:span></text:p>
      <text:p text:style-name="P24"><text:span text:style-name="Source_20_Text"><text:span text:style-name="T1">);</text:span></text:span></text:p>
      <text:p text:style-name="P24"/>
      <text:p text:style-name="P24"/>
      <text:p text:style-name="P17"><text:span text:style-name="Source_20_Text"><text:span text:style-name="T1">create table if not exists </text:span></text:span><text:span text:style-name="Source_20_Text"><text:span text:style-name="T10">fileoperations</text:span></text:span></text:p>
      <text:p text:style-name="P24"><text:span text:style-name="Source_20_Text"><text:span text:style-name="T1">(</text:span></text:span></text:p>
      <text:p text:style-name="P24"><text:span text:style-name="Source_20_Text"><text:span text:style-name="T13"><text:s text:c="4"/></text:span></text:span><text:span text:style-name="Source_20_Text"><text:span text:style-name="T10">config_id <text:s text:c="17"/>INTEGER(10),</text:span></text:span></text:p>
      <text:p text:style-name="P24"><text:span text:style-name="Source_20_Text"><text:span text:style-name="T10"><text:s text:c="8"/>retrieved_at <text:s text:c="9"/>TIMESTAMP,</text:span></text:span></text:p>
      <text:p text:style-name="P24"><text:span text:style-name="Source_20_Text"><text:span text:style-name="T10"><text:s text:c="8"/>primary key (config_id)</text:span></text:span></text:p>
      <text:p text:style-name="P24"><text:span text:style-name="Source_20_Text"><text:span text:style-name="T1">);</text:span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'Andale Mono', 'lucida console'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6:36:52.646505074</meta:creation-date>
    <dc:date>2015-11-27T17:28:09.581549813</dc:date>
    <meta:editing-duration>PT5H17M11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2" meta:paragraph-count="63" meta:word-count="210" meta:character-count="1868" meta:non-whitespace-character-count="1501"/>
  </office:meta>
</office:document-meta>
</file>